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228in"/>
    </style:style>
    <style:style style:name="co2" style:family="table-column">
      <style:table-column-properties fo:break-before="auto" style:column-width="2.339in"/>
    </style:style>
    <style:style style:name="co3" style:family="table-column">
      <style:table-column-properties fo:break-before="auto" style:column-width="1.1866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1.7181in"/>
    </style:style>
    <style:style style:name="co6" style:family="table-column">
      <style:table-column-properties fo:break-before="auto" style:column-width="1.7898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7008in"/>
    </style:style>
    <style:style style:name="co9" style:family="table-column">
      <style:table-column-properties fo:break-before="auto" style:column-width="1.1193in"/>
    </style:style>
    <style:style style:name="co10" style:family="table-column">
      <style:table-column-properties fo:break-before="auto" style:column-width="12.1102in"/>
    </style:style>
    <style:style style:name="co11" style:family="table-column">
      <style:table-column-properties fo:break-before="auto" style:column-width="2.0339in"/>
    </style:style>
    <style:style style:name="co12" style:family="table-column">
      <style:table-column-properties fo:break-before="auto" style:column-width="1.5236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5555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background-color="#9bbb59" style:diagonal-bl-tr="none" style:diagonal-tl-br="none" style:text-align-source="fix" style:repeat-content="false" fo:wrap-option="wrap" fo:border="4pt solid #000000" style:direction="ltr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4pt solid #000000" fo:border-right="none" style:rotation-align="none" fo:border-top="4pt solid #000000"/>
    </style:style>
    <style:style style:name="ce4" style:family="table-cell" style:parent-style-name="Default">
      <style:table-cell-properties fo:border-bottom="none" style:diagonal-bl-tr="none" style:diagonal-tl-br="none" fo:border-left="4pt solid #000000" fo:border-right="none" style:rotation-align="none" fo:border-top="none"/>
    </style:style>
    <style:style style:name="ce5" style:family="table-cell" style:parent-style-name="Default">
      <style:table-cell-properties fo:border-bottom="4pt solid #000000" style:diagonal-bl-tr="none" style:diagonal-tl-br="none" fo:border-left="4pt solid #000000" fo:border-right="none" style:rotation-align="none" fo:border-top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ackground-color="#9bbb59" style:diagonal-bl-tr="none" style:diagonal-tl-br="none" fo:border-left="4pt solid #000000" fo:border-right="none" style:rotation-align="none" fo:border-top="4pt solid #000000"/>
      <style:text-properties fo:color="#ff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9bbb59" style:diagonal-bl-tr="none" style:diagonal-tl-br="none" fo:border-left="4pt solid #000000" fo:border-right="none" style:rotation-align="none" fo:border-top="none"/>
      <style:text-properties fo:color="#ff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9bbb59" style:diagonal-bl-tr="none" style:diagonal-tl-br="none" fo:border-left="4pt solid #000000" fo:border-right="none" style:rotation-align="none" fo:border-top="none"/>
      <style:text-properties fo:color="#1f497d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4pt solid #000000" style:diagonal-bl-tr="none" style:diagonal-tl-br="none" fo:border-left="4pt solid #000000" fo:border-right="none" style:rotation-align="none" fo:border-top="4pt solid #000000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4pt solid #000000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4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>
      <style:table-cell-properties fo:border-bottom="none" fo:background-color="#9bbb59" style:diagonal-bl-tr="none" style:diagonal-tl-br="none" fo:border-left="none" fo:border-right="none" style:rotation-align="none" fo:border-top="4pt solid #000000"/>
      <style:text-properties fo:color="#ff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9bbb59" style:diagonal-bl-tr="none" style:diagonal-tl-br="none" fo:border="none" style:rotation-align="none"/>
      <style:text-properties fo:color="#ff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9bbb59" style:diagonal-bl-tr="none" style:diagonal-tl-br="none" fo:border="none" style:rotation-align="none"/>
      <style:text-properties fo:color="#1f497d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4pt solid #000000" style:diagonal-bl-tr="none" style:diagonal-tl-br="none" fo:border-left="none" fo:border-right="none" style:rotation-align="none" fo:border-top="4pt solid #000000"/>
    </style:style>
    <style:style style:name="ce21" style:family="table-cell" style:parent-style-name="Default">
      <style:table-cell-properties fo:background-color="#9bbb59" style:diagonal-bl-tr="none" style:diagonal-tl-br="none" fo:border="none" style:rotation-align="none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fo:background-color="#9bbb59" style:diagonal-bl-tr="none" style:diagonal-tl-br="none" fo:border-left="none" fo:border-right="none" style:rotation-align="none" fo:border-top="4pt solid #000000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4pt solid #000000" fo:background-color="#9bbb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>
      <style:table-cell-properties fo:border-bottom="4pt solid #000000" fo:background-color="#9bbb59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tru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4pt solid #000000" style:rotation-align="none" fo:border-top="4pt solid #000000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4pt solid #000000" style:rotation-align="none" fo:border-top="none"/>
    </style:style>
    <style:style style:name="ce31" style:family="table-cell" style:parent-style-name="Default">
      <style:table-cell-properties fo:border-bottom="4pt solid #000000" style:diagonal-bl-tr="none" style:diagonal-tl-br="none" fo:border-left="none" fo:border-right="4pt solid #000000" style:rotation-align="none" fo:border-top="none"/>
    </style:style>
    <style:style style:name="ce32" style:family="table-cell" style:parent-style-name="Default">
      <style:table-cell-properties fo:border-bottom="none" fo:background-color="#9bbb59" style:diagonal-bl-tr="none" style:diagonal-tl-br="none" fo:border-left="none" fo:border-right="4pt solid #000000" style:rotation-align="none" fo:border-top="non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9" table:number-columns-repeated="1012" table:default-cell-style-name="ce11"/>
        <table:table-row table:style-name="ro1">
          <table:table-cell table:style-name="ce1" office:value-type="string" table:number-columns-spanned="11" table:number-rows-spanned="1">
            <text:p>Week2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style-name="ce2" office:value-type="string">
            <text:p>Pedestal Run #</text:p>
          </table:table-cell>
          <table:table-cell table:style-name="ce2" office:value-type="string">
            <text:p>Led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Position Ruler [cm]</text:p>
          </table:table-cell>
          <table:table-cell table:style-name="ce2" office:value-type="string">
            <text:p>Voltage [V]</text:p>
          </table:table-cell>
          <table:table-cell table:style-name="ce2" office:value-type="string">
            <text:p>5-Layer angle [deg]</text:p>
          </table:table-cell>
          <table:table-cell table:style-name="ce2" office:value-type="string">
            <text:p>6-Layer angle [deg]</text:p>
          </table:table-cell>
          <table:table-cell table:style-name="ce27" office:value-type="string">
            <text:p>5Layer-Mirror</text:p>
          </table:table-cell>
          <table:table-cell table:style-name="ce27" office:value-type="string">
            <text:p>6Layer-Mirror</text:p>
          </table:table-cell>
          <table:table-cell table:style-name="ce27" office:value-type="string">
            <text:p>N Event</text:p>
          </table:table-cell>
          <table:table-cell table:style-name="ce28" office:value-type="string">
            <text:p>Comments</text:p>
          </table:table-cell>
          <table:table-cell office:value-type="string">
            <text:p>Led gain file created?</text:p>
          </table:table-cell>
          <table:table-cell table:number-columns-repeated="1012"/>
        </table:table-row>
        <table:table-row table:style-name="ro3">
          <table:table-cell table:style-name="ce3" office:value-type="float" office:value="1414619018">
            <text:p>1414619018</text:p>
          </table:table-cell>
          <table:table-cell table:style-name="ce14" office:value-type="float" office:value="1414619056">
            <text:p>1414619056</text:p>
          </table:table-cell>
          <table:table-cell table:style-name="ce14" office:value-type="float" office:value="1414619077">
            <text:p>1414619077</text:p>
          </table:table-cell>
          <table:table-cell table:style-name="ce14" office:value-type="float" office:value="-5">
            <text:p>-5</text:p>
          </table:table-cell>
          <table:table-cell table:style-name="ce14" office:value-type="float" office:value="62.85">
            <text:p>62.85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" table:style-name="ce14" office:value-type="string">
            <text:p>yes</text:p>
          </table:table-cell>
          <table:table-cell table:style-name="ce14" office:value-type="float" office:value="50000">
            <text:p>50000</text:p>
          </table:table-cell>
          <table:table-cell table:style-name="ce29" office:value-type="string">
            <text:p>holdDelayTime =7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19797">
            <text:p>1414619797</text:p>
          </table:table-cell>
          <table:table-cell table:style-name="ce15" office:value-type="float" office:value="-5">
            <text:p>-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4" office:value-type="float" office:value="1414620067">
            <text:p>1414620067</text:p>
          </table:table-cell>
          <table:table-cell table:style-name="ce15" office:value-type="float" office:value="1414620100">
            <text:p>1414620100</text:p>
          </table:table-cell>
          <table:table-cell table:style-name="ce15" office:value-type="float" office:value="1414620123">
            <text:p>1414620123</text:p>
          </table:table-cell>
          <table:table-cell table:style-name="ce15" office:value-type="float" office:value="-5">
            <text:p>-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holdDelayTime =5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20881">
            <text:p>1414620881</text:p>
          </table:table-cell>
          <table:table-cell table:style-name="ce15" office:value-type="float" office:value="1414620909">
            <text:p>1414620909</text:p>
          </table:table-cell>
          <table:table-cell table:style-name="ce15" office:value-type="float" office:value="1414620931">
            <text:p>1414620931</text:p>
          </table:table-cell>
          <table:table-cell table:style-name="ce15" office:value-type="float" office:value="-5">
            <text:p>-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/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 table:number-columns-repeated="2"/>
          <table:table-cell table:style-name="ce15" office:value-type="float" office:value="-5">
            <text:p>-5</text:p>
          </table:table-cell>
          <table:table-cell table:style-name="ce15"/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/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 table:number-columns-repeated="2"/>
          <table:table-cell table:style-name="ce15" office:value-type="float" office:value="-5">
            <text:p>-5</text:p>
          </table:table-cell>
          <table:table-cell table:style-name="ce15"/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/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6" table:number-columns-repeated="2"/>
          <table:table-cell table:style-name="ce16" office:value-type="float" office:value="-5">
            <text:p>-5</text:p>
          </table:table-cell>
          <table:table-cell table:style-name="ce16"/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6"/>
          <table:table-cell table:style-name="ce31"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3" office:value-type="float" office:value="1414621682">
            <text:p>1414621682</text:p>
          </table:table-cell>
          <table:table-cell table:style-name="ce14" office:value-type="float" office:value="1414621701">
            <text:p>1414621701</text:p>
          </table:table-cell>
          <table:table-cell table:style-name="ce14" office:value-type="float" office:value="1414621724">
            <text:p>1414621724</text:p>
          </table:table-cell>
          <table:table-cell table:style-name="ce14" office:value-type="float" office:value="-5">
            <text:p>-5</text:p>
          </table:table-cell>
          <table:table-cell table:style-name="ce14" office:value-type="float" office:value="62.85">
            <text:p>62.85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" table:style-name="ce14" office:value-type="string">
            <text:p>yes</text:p>
          </table:table-cell>
          <table:table-cell table:style-name="ce14"/>
          <table:table-cell table:style-name="ce29" office:value-type="string">
            <text:p>holdDelayTime = 1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4" office:value-type="float" office:value="1414622589">
            <text:p>1414622589</text:p>
          </table:table-cell>
          <table:table-cell table:style-name="ce15" office:value-type="float" office:value="1414622618">
            <text:p>1414622618</text:p>
          </table:table-cell>
          <table:table-cell table:style-name="ce15" office:value-type="float" office:value="1414622639">
            <text:p>1414622639</text:p>
          </table:table-cell>
          <table:table-cell table:style-name="ce15" office:value-type="float" office:value="-5">
            <text:p>-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holdDelayTime = 13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4" office:value-type="float" office:value="1414623213">
            <text:p>1414623213</text:p>
          </table:table-cell>
          <table:table-cell table:style-name="ce15" office:value-type="float" office:value="1414623231">
            <text:p>1414623231</text:p>
          </table:table-cell>
          <table:table-cell table:style-name="ce15" office:value-type="float" office:value="1414623256">
            <text:p>1414623256</text:p>
          </table:table-cell>
          <table:table-cell table:style-name="ce15" office:value-type="float" office:value="-5">
            <text:p>-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delayHoldTime=9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4" office:value-type="float" office:value="1414627803">
            <text:p>1414627803</text:p>
          </table:table-cell>
          <table:table-cell table:style-name="ce15" office:value-type="float" office:value="1414627820">
            <text:p>1414627820</text:p>
          </table:table-cell>
          <table:table-cell table:style-name="ce15" office:value-type="float" office:value="1414627849">
            <text:p>1414627849</text:p>
          </table:table-cell>
          <table:table-cell table:style-name="ce15" office:value-type="float" office:value="-5">
            <text:p>-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delayHoldTime =3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4" office:value-type="float" office:value="1414628919">
            <text:p>1414628919</text:p>
          </table:table-cell>
          <table:table-cell table:style-name="ce15" office:value-type="float" office:value="1414628936">
            <text:p>1414628936</text:p>
          </table:table-cell>
          <table:table-cell table:style-name="ce15" office:value-type="float" office:value="1414628952">
            <text:p>1414628952</text:p>
          </table:table-cell>
          <table:table-cell table:style-name="ce15" office:value-type="float" office:value="-5">
            <text:p>-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delayHoldtime=6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29312">
            <text:p>1414629312</text:p>
          </table:table-cell>
          <table:table-cell table:style-name="ce15" office:value-type="float" office:value="-5">
            <text:p>-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6"/>
          <table:table-cell table:style-name="ce16" office:value-type="float" office:value="1414629522">
            <text:p>1414629522</text:p>
          </table:table-cell>
          <table:table-cell table:style-name="ce16" office:value-type="float" office:value="-5">
            <text:p>-5</text:p>
          </table:table-cell>
          <table:table-cell table:style-name="ce16"/>
          <table:table-cell table:number-columns-repeated="2" table:style-name="ce16" office:value-type="float" office:value="0">
            <text:p>0</text:p>
          </table:table-cell>
          <table:table-cell table:number-columns-repeated="2" table:style-name="ce16" office:value-type="string">
            <text:p>yes</text:p>
          </table:table-cell>
          <table:table-cell table:style-name="ce16" office:value-type="float" office:value="50000">
            <text:p>50000</text:p>
          </table:table-cell>
          <table:table-cell table:style-name="ce31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34301">
            <text:p>1414634301</text:p>
          </table:table-cell>
          <table:table-cell table:style-name="ce15" office:value-type="float" office:value="1414634319">
            <text:p>1414634319</text:p>
          </table:table-cell>
          <table:table-cell table:style-name="ce15" office:value-type="float" office:value="1414634337">
            <text:p>1414634337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shutter not fully open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4634">
            <text:p>1414634634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4795">
            <text:p>1414634795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4948">
            <text:p>1414634948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5114">
            <text:p>1414635114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5381">
            <text:p>1414635381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5548">
            <text:p>1414635548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5719">
            <text:p>1414635719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5891">
            <text:p>1414635891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6050">
            <text:p>1414636050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36235">
            <text:p>1414636235</text:p>
          </table:table-cell>
          <table:table-cell table:style-name="ce15" office:value-type="float" office:value="1414636266">
            <text:p>1414636266</text:p>
          </table:table-cell>
          <table:table-cell table:style-name="ce15" office:value-type="float" office:value="1414636291">
            <text:p>1414636291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6444">
            <text:p>1414636444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6607">
            <text:p>1414636607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6769">
            <text:p>1414636769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6933">
            <text:p>1414636933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7104">
            <text:p>1414637104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7267">
            <text:p>1414637267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7437">
            <text:p>1414637437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7610">
            <text:p>1414637610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7774">
            <text:p>1414637774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7953">
            <text:p>1414637953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37953">
            <text:p>1414637953</text:p>
          </table:table-cell>
          <table:table-cell table:style-name="ce15" office:value-type="float" office:value="1414638188">
            <text:p>1414638188</text:p>
          </table:table-cell>
          <table:table-cell table:style-name="ce15" office:value-type="float" office:value="1414638207">
            <text:p>1414638207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8383">
            <text:p>1414638383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8573">
            <text:p>1414638573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8779">
            <text:p>1414638779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8944">
            <text:p>1414638944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9186">
            <text:p>1414639186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9355">
            <text:p>1414639355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9540">
            <text:p>1414639540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9719">
            <text:p>1414639719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39898">
            <text:p>1414639898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40097">
            <text:p>1414640097</text:p>
          </table:table-cell>
          <table:table-cell table:style-name="ce15" office:value-type="float" office:value="1414640116">
            <text:p>1414640116</text:p>
          </table:table-cell>
          <table:table-cell table:style-name="ce15" office:value-type="float" office:value="1414640138">
            <text:p>1414640138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0369">
            <text:p>1414640369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0544">
            <text:p>1414640544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0737">
            <text:p>1414640737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0905">
            <text:p>1414640905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1085">
            <text:p>1414641085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1279">
            <text:p>1414641279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1504">
            <text:p>1414641504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1733">
            <text:p>1414641733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42997">
            <text:p>1414642997</text:p>
          </table:table-cell>
          <table:table-cell table:style-name="ce15" office:value-type="float" office:value="1414643013">
            <text:p>1414643013</text:p>
          </table:table-cell>
          <table:table-cell table:style-name="ce15" office:value-type="float" office:value="1414643033">
            <text:p>1414643033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3211">
            <text:p>1414643211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3388">
            <text:p>1414643388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3715">
            <text:p>1414643715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3919">
            <text:p>1414643919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4109">
            <text:p>1414644109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4310">
            <text:p>1414644310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6784">
            <text:p>26784</text:p>
          </table:table-cell>
          <table:table-cell table:style-name="ce30" office:value-type="string">
            <text:p>beam lost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44512">
            <text:p>1414644512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10670">
            <text:p>10670</text:p>
          </table:table-cell>
          <table:table-cell table:style-name="ce30" office:value-type="string">
            <text:p>unstable beam and no beam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4" office:value-type="float" office:value="1414658138">
            <text:p>1414658138</text:p>
          </table:table-cell>
          <table:table-cell table:style-name="ce15" office:value-type="float" office:value="1414658176">
            <text:p>1414658176</text:p>
          </table:table-cell>
          <table:table-cell table:style-name="ce15" office:value-type="float" office:value="1414658275">
            <text:p>1414658275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back. Corrected tilt of 5-layer module between mirror and sipm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58481">
            <text:p>1414658481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58696">
            <text:p>1414658696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58888">
            <text:p>1414658888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5"/>
          <table:table-cell table:style-name="ce15" office:value-type="float" office:value="1414659109">
            <text:p>1414659109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16692">
            <text:p>16692</text:p>
          </table:table-cell>
          <table:table-cell table:style-name="ce30" office:value-type="string">
            <text:p>no beam for 1 hour. CPS access.stopped run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66904">
            <text:p>1414666904</text:p>
          </table:table-cell>
          <table:table-cell table:style-name="ce15" office:value-type="float" office:value="1414666923">
            <text:p>1414666923</text:p>
          </table:table-cell>
          <table:table-cell table:style-name="ce15" office:value-type="float" office:value="1414666936">
            <text:p>1414666936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67751">
            <text:p>1414667751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68057">
            <text:p>1414668057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68286">
            <text:p>1414668286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68533">
            <text:p>1414668533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69055">
            <text:p>1414669055</text:p>
          </table:table-cell>
          <table:table-cell table:style-name="ce15" office:value-type="float" office:value="1414669069">
            <text:p>1414669069</text:p>
          </table:table-cell>
          <table:table-cell table:style-name="ce15" office:value-type="float" office:value="1414669087">
            <text:p>1414669087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69334">
            <text:p>1414669334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69525">
            <text:p>1414669525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69728">
            <text:p>1414669728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70028">
            <text:p>1414670028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70431">
            <text:p>1414670431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70639">
            <text:p>1414670639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70851">
            <text:p>1414670851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71099">
            <text:p>1414671099</text:p>
          </table:table-cell>
          <table:table-cell table:style-name="ce15" office:value-type="float" office:value="1414671139">
            <text:p>1414671139</text:p>
          </table:table-cell>
          <table:table-cell table:style-name="ce15" office:value-type="float" office:value="1414671170">
            <text:p>1414671170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71367">
            <text:p>1414671367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71779">
            <text:p>1414671779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71988">
            <text:p>1414671988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72190">
            <text:p>1414672190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72399">
            <text:p>1414672399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72610">
            <text:p>1414672610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unstabl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72809">
            <text:p>1414672809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73057">
            <text:p>1414673057</text:p>
          </table:table-cell>
          <table:table-cell table:style-name="ce15" office:value-type="float" office:value="1414673080">
            <text:p>1414673080</text:p>
          </table:table-cell>
          <table:table-cell table:style-name="ce15" office:value-type="float" office:value="1414673121">
            <text:p>1414673121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14948">
            <text:p>14948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86077">
            <text:p>1414686077</text:p>
          </table:table-cell>
          <table:table-cell table:style-name="ce15" office:value-type="float" office:value="1414686128">
            <text:p>1414686128</text:p>
          </table:table-cell>
          <table:table-cell table:style-name="ce15" office:value-type="float" office:value="1414686171">
            <text:p>1414686171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 office:value-type="string">
            <text:p>beam is good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86370">
            <text:p>1414686370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86588">
            <text:p>1414686588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86840">
            <text:p>1414686840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87039">
            <text:p>1414687039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87236">
            <text:p>1414687236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87485">
            <text:p>1414687485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88102">
            <text:p>1414688102</text:p>
          </table:table-cell>
          <table:table-cell table:style-name="ce15" office:value-type="float" office:value="1414688147">
            <text:p>1414688147</text:p>
          </table:table-cell>
          <table:table-cell table:style-name="ce15" office:value-type="float" office:value="1414688171">
            <text:p>1414688171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88437">
            <text:p>1414688437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88691">
            <text:p>1414688691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88961">
            <text:p>1414688961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89225">
            <text:p>1414689225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89499">
            <text:p>1414689499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89712">
            <text:p>1414689712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89999">
            <text:p>1414689999</text:p>
          </table:table-cell>
          <table:table-cell table:style-name="ce15" office:value-type="float" office:value="1414690021">
            <text:p>1414690021</text:p>
          </table:table-cell>
          <table:table-cell table:style-name="ce15" office:value-type="float" office:value="1414690047">
            <text:p>1414690047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0468">
            <text:p>1414690468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0774">
            <text:p>141469077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1063">
            <text:p>1414691063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1473">
            <text:p>1414691473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1718">
            <text:p>1414691718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92056">
            <text:p>1414692056</text:p>
          </table:table-cell>
          <table:table-cell table:style-name="ce15" office:value-type="float" office:value="1414692075">
            <text:p>1414692075</text:p>
          </table:table-cell>
          <table:table-cell table:style-name="ce15" office:value-type="float" office:value="1414692095">
            <text:p>1414692095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2316">
            <text:p>1414692316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2557">
            <text:p>1414692557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2873">
            <text:p>1414692873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3169">
            <text:p>1414693169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3522">
            <text:p>1414693522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3760">
            <text:p>1414693760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94905">
            <text:p>1414694905</text:p>
          </table:table-cell>
          <table:table-cell table:style-name="ce15" office:value-type="float" office:value="1414694924">
            <text:p>1414694924</text:p>
          </table:table-cell>
          <table:table-cell table:style-name="ce15" office:value-type="float" office:value="1414695088">
            <text:p>1414695088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5388">
            <text:p>1414695388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5663">
            <text:p>1414695663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5869">
            <text:p>1414695869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6456">
            <text:p>1414696456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6669">
            <text:p>1414696669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96941">
            <text:p>1414696941</text:p>
          </table:table-cell>
          <table:table-cell table:style-name="ce15" office:value-type="float" office:value="1414696959">
            <text:p>1414696959</text:p>
          </table:table-cell>
          <table:table-cell table:style-name="ce15" office:value-type="float" office:value="1414696979">
            <text:p>1414696979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7250">
            <text:p>1414697250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7554">
            <text:p>1414697554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7810">
            <text:p>1414697810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8007">
            <text:p>1414698007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8246">
            <text:p>1414698246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8457">
            <text:p>1414698457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95941">
            <text:p>1414695941</text:p>
          </table:table-cell>
          <table:table-cell table:style-name="ce15" office:value-type="float" office:value="1414695978">
            <text:p>1414695978</text:p>
          </table:table-cell>
          <table:table-cell table:style-name="ce15" office:value-type="float" office:value="1414695998">
            <text:p>1414695998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6298">
            <text:p>1414696298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6532">
            <text:p>1414696532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6725">
            <text:p>1414696725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6935">
            <text:p>1414696935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7669">
            <text:p>1414697669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697955">
            <text:p>1414697955</text:p>
          </table:table-cell>
          <table:table-cell table:style-name="ce15" office:value-type="float" office:value="1414697973">
            <text:p>1414697973</text:p>
          </table:table-cell>
          <table:table-cell table:style-name="ce15" office:value-type="float" office:value="1414697994">
            <text:p>1414697994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8256">
            <text:p>1414698256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8431">
            <text:p>1414698431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8619">
            <text:p>1414698619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698883">
            <text:p>1414698883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 office:value-type="float" office:value="1414703107">
            <text:p>1414703107</text:p>
          </table:table-cell>
          <table:table-cell table:style-name="ce15" office:value-type="float" office:value="1414703138">
            <text:p>1414703138</text:p>
          </table:table-cell>
          <table:table-cell table:style-name="ce15" office:value-type="float" office:value="1414703163">
            <text:p>1414703163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 office:value-type="float" office:value="1414704885">
            <text:p>1414704885</text:p>
          </table:table-cell>
          <table:table-cell table:style-name="ce15" office:value-type="float" office:value="1414704904">
            <text:p>1414704904</text:p>
          </table:table-cell>
          <table:table-cell table:style-name="ce15" office:value-type="float" office:value="1414704925">
            <text:p>1414704925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05164">
            <text:p>141470516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05343">
            <text:p>1414705343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05576">
            <text:p>1414705576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06239">
            <text:p>1414706239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 office:value-type="float" office:value="1414706814">
            <text:p>1414706814</text:p>
          </table:table-cell>
          <table:table-cell table:style-name="ce15" office:value-type="float" office:value="1414706847">
            <text:p>1414706847</text:p>
          </table:table-cell>
          <table:table-cell table:style-name="ce15" office:value-type="float" office:value="1414706867">
            <text:p>1414706867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07159">
            <text:p>1414707159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07413">
            <text:p>1414707413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07565">
            <text:p>1414707565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07787">
            <text:p>1414707787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08145">
            <text:p>1414708145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08411">
            <text:p>1414708411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08577">
            <text:p>1414708577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 office:value-type="float" office:value="1414708774">
            <text:p>1414708774</text:p>
          </table:table-cell>
          <table:table-cell table:style-name="ce15" office:value-type="float" office:value="1414708791">
            <text:p>1414708791</text:p>
          </table:table-cell>
          <table:table-cell table:style-name="ce15" office:value-type="float" office:value="1414708822">
            <text:p>1414708822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08996">
            <text:p>1414708996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09206">
            <text:p>1414709206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09443">
            <text:p>1414709443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09606">
            <text:p>1414709606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09798">
            <text:p>1414709798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">
            <text:p>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12175">
            <text:p>1414712175</text:p>
          </table:table-cell>
          <table:table-cell table:style-name="ce15" office:value-type="float" office:value="1414712193">
            <text:p>1414712193</text:p>
          </table:table-cell>
          <table:table-cell table:style-name="ce15" office:value-type="float" office:value="1414712217">
            <text:p>1414712217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0">
            <text:p>50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14519">
            <text:p>1414714519</text:p>
          </table:table-cell>
          <table:table-cell table:style-name="ce15" office:value-type="float" office:value="1414714552">
            <text:p>1414714552</text:p>
          </table:table-cell>
          <table:table-cell table:style-name="ce15" office:value-type="float" office:value="1414714585">
            <text:p>1414714585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0">
            <text:p>50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15402">
            <text:p>1414715402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0">
            <text:p>50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16388">
            <text:p>1414716388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0">
            <text:p>50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18259">
            <text:p>1414718259</text:p>
          </table:table-cell>
          <table:table-cell table:style-name="ce15" office:value-type="float" office:value="1414718296">
            <text:p>1414718296</text:p>
          </table:table-cell>
          <table:table-cell table:style-name="ce15" office:value-type="float" office:value="1414718324">
            <text:p>1414718324</text:p>
          </table:table-cell>
          <table:table-cell table:style-name="ce15" office:value-type="float" office:value="95">
            <text:p>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0">
            <text:p>50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19213">
            <text:p>1414719213</text:p>
          </table:table-cell>
          <table:table-cell table:style-name="ce15" office:value-type="float" office:value="95">
            <text:p>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0">
            <text:p>50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20058">
            <text:p>1414720058</text:p>
          </table:table-cell>
          <table:table-cell table:style-name="ce15" office:value-type="float" office:value="1414720077">
            <text:p>1414720077</text:p>
          </table:table-cell>
          <table:table-cell table:style-name="ce15" office:value-type="float" office:value="1414720094">
            <text:p>1414720094</text:p>
          </table:table-cell>
          <table:table-cell table:style-name="ce15" office:value-type="float" office:value="95">
            <text:p>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0">
            <text:p>50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21136">
            <text:p>1414721136</text:p>
          </table:table-cell>
          <table:table-cell table:style-name="ce15" office:value-type="float" office:value="95">
            <text:p>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500000">
            <text:p>50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22004">
            <text:p>1414722004</text:p>
          </table:table-cell>
          <table:table-cell table:style-name="ce15" office:value-type="float" office:value="1414722041">
            <text:p>1414722041</text:p>
          </table:table-cell>
          <table:table-cell table:style-name="ce15" office:value-type="float" office:value="1414722072">
            <text:p>1414722072</text:p>
          </table:table-cell>
          <table:table-cell table:style-name="ce15" office:value-type="float" office:value="95">
            <text:p>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107338">
            <text:p>107338</text:p>
          </table:table-cell>
          <table:table-cell table:style-name="ce30" office:value-type="string">
            <text:p>good, just stop cause we want to access</text:p>
          </table:table-cell>
          <table:table-cell table:number-columns-repeated="1013"/>
        </table:table-row>
        <table:table-row table:style-name="ro5">
          <table:table-cell table:style-name="ce4" office:value-type="float" office:value="1414722994">
            <text:p>1414722994</text:p>
          </table:table-cell>
          <table:table-cell table:style-name="ce15" office:value-type="float" office:value="1414723030">
            <text:p>1414723030</text:p>
          </table:table-cell>
          <table:table-cell table:style-name="ce15" office:value-type="float" office:value="1414723065">
            <text:p>1414723065</text:p>
          </table:table-cell>
          <table:table-cell table:style-name="ce15" office:value-type="float" office:value="135">
            <text:p>1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24002">
            <text:p>1414724002</text:p>
          </table:table-cell>
          <table:table-cell table:style-name="ce15" office:value-type="float" office:value="135">
            <text:p>1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24848">
            <text:p>1414724848</text:p>
          </table:table-cell>
          <table:table-cell table:style-name="ce15" office:value-type="float" office:value="1414724864">
            <text:p>1414724864</text:p>
          </table:table-cell>
          <table:table-cell table:style-name="ce15" office:value-type="float" office:value="1414724887">
            <text:p>1414724887</text:p>
          </table:table-cell>
          <table:table-cell table:style-name="ce15" office:value-type="float" office:value="135">
            <text:p>1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26161">
            <text:p>1414726161</text:p>
          </table:table-cell>
          <table:table-cell table:style-name="ce15" office:value-type="float" office:value="1414726197">
            <text:p>1414726197</text:p>
          </table:table-cell>
          <table:table-cell table:style-name="ce15" office:value-type="float" office:value="1414726228">
            <text:p>1414726228</text:p>
          </table:table-cell>
          <table:table-cell table:style-name="ce15" office:value-type="float" office:value="135">
            <text:p>1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27066">
            <text:p>1414727066</text:p>
          </table:table-cell>
          <table:table-cell table:style-name="ce15" office:value-type="float" office:value="135">
            <text:p>1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103862">
            <text:p>103862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28088">
            <text:p>1414728088</text:p>
          </table:table-cell>
          <table:table-cell table:style-name="ce15" office:value-type="float" office:value="1414728123">
            <text:p>1414728123</text:p>
          </table:table-cell>
          <table:table-cell table:style-name="ce15" office:value-type="float" office:value="1414728146">
            <text:p>1414728146</text:p>
          </table:table-cell>
          <table:table-cell table:style-name="ce15" office:value-type="float" office:value="175">
            <text:p>1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29077">
            <text:p>1414729077</text:p>
          </table:table-cell>
          <table:table-cell table:style-name="ce15" office:value-type="float" office:value="175">
            <text:p>1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30014">
            <text:p>1414730014</text:p>
          </table:table-cell>
          <table:table-cell table:style-name="ce15" office:value-type="float" office:value="1414730050">
            <text:p>1414730050</text:p>
          </table:table-cell>
          <table:table-cell table:style-name="ce15" office:value-type="float" office:value="1414730074">
            <text:p>1414730074</text:p>
          </table:table-cell>
          <table:table-cell table:style-name="ce15" office:value-type="float" office:value="175">
            <text:p>1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30962">
            <text:p>1414730962</text:p>
          </table:table-cell>
          <table:table-cell table:style-name="ce15" office:value-type="float" office:value="175">
            <text:p>1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39870">
            <text:p>1414739870</text:p>
          </table:table-cell>
          <table:table-cell table:style-name="ce15" office:value-type="float" office:value="1414739915">
            <text:p>1414739915</text:p>
          </table:table-cell>
          <table:table-cell table:style-name="ce15" office:value-type="float" office:value="1414739940">
            <text:p>141473994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40963">
            <text:p>141474096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44438">
            <text:p>1414744438</text:p>
          </table:table-cell>
          <table:table-cell table:style-name="ce15" office:value-type="float" office:value="1414744466">
            <text:p>1414744466</text:p>
          </table:table-cell>
          <table:table-cell table:style-name="ce15" office:value-type="float" office:value="1414744493">
            <text:p>141474449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 office:value-type="string">
            <text:p>beam covers the whole mat</text:p>
          </table:table-cell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45791">
            <text:p>141474579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49134">
            <text:p>1414749134</text:p>
          </table:table-cell>
          <table:table-cell table:style-name="ce15" office:value-type="float" office:value="1414749162">
            <text:p>1414749162</text:p>
          </table:table-cell>
          <table:table-cell table:style-name="ce15" office:value-type="float" office:value="1414749387">
            <text:p>1414749387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163076">
            <text:p>163076</text:p>
          </table:table-cell>
          <table:table-cell table:style-name="ce30" office:value-type="string">
            <text:p>beam unstable start again</text:p>
          </table:table-cell>
          <table:table-cell table:number-columns-repeated="1013"/>
        </table:table-row>
        <table:table-row table:style-name="ro5">
          <table:table-cell table:style-name="ce4" office:value-type="float" office:value="1414751671">
            <text:p>1414751671</text:p>
          </table:table-cell>
          <table:table-cell table:style-name="ce15" office:value-type="float" office:value="1414751694">
            <text:p>1414751694</text:p>
          </table:table-cell>
          <table:table-cell table:style-name="ce15" office:value-type="float" office:value="1414751718">
            <text:p>1414751718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52950">
            <text:p>1414752950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54060">
            <text:p>1414754060</text:p>
          </table:table-cell>
          <table:table-cell table:style-name="ce15" office:value-type="float" office:value="1414754088">
            <text:p>1414754088</text:p>
          </table:table-cell>
          <table:table-cell table:style-name="ce15" office:value-type="float" office:value="1414754139">
            <text:p>1414754139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61968">
            <text:p>61968</text:p>
          </table:table-cell>
          <table:table-cell table:style-name="ce30" office:value-type="string">
            <text:p>unstable beam</text:p>
          </table:table-cell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54695">
            <text:p>1414754695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58116">
            <text:p>1414758116</text:p>
          </table:table-cell>
          <table:table-cell table:style-name="ce15" office:value-type="float" office:value="1414758143">
            <text:p>1414758143</text:p>
          </table:table-cell>
          <table:table-cell table:style-name="ce15" office:value-type="float" office:value="1414758172">
            <text:p>1414758172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 office:value-type="string">
            <text:p>unstable beam</text:p>
          </table:table-cell>
          <table:table-cell table:number-columns-repeated="1013"/>
        </table:table-row>
        <table:table-row table:style-name="ro5">
          <table:table-cell table:style-name="ce4"/>
          <table:table-cell table:style-name="ce15"/>
          <table:table-cell table:style-name="ce15" office:value-type="float" office:value="1414759208">
            <text:p>1414759208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4" office:value-type="float" office:value="1414760304">
            <text:p>1414760304</text:p>
          </table:table-cell>
          <table:table-cell table:style-name="ce15" office:value-type="float" office:value="1414760332">
            <text:p>1414760332</text:p>
          </table:table-cell>
          <table:table-cell table:style-name="ce15" office:value-type="float" office:value="1414760362">
            <text:p>1414760362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5"/>
          <table:table-cell table:style-name="ce16"/>
          <table:table-cell table:style-name="ce16" office:value-type="float" office:value="1414761425">
            <text:p>1414761425</text:p>
          </table:table-cell>
          <table:table-cell table:style-name="ce16" office:value-type="float" office:value="115">
            <text:p>11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6" office:value-type="float" office:value="134650">
            <text:p>134650</text:p>
          </table:table-cell>
          <table:table-cell table:style-name="ce31" office:value-type="string">
            <text:p>No beam for 30 minutes</text:p>
          </table:table-cell>
          <table:table-cell table:number-columns-repeated="1013"/>
        </table:table-row>
        <table:table-row table:style-name="ro5">
          <table:table-cell table:style-name="ce6" office:value-type="string" table:number-columns-spanned="11" table:number-rows-spanned="1">
            <text:p>5 layer module at 30deg , changed SiPM to new generation at 6 Layer Module</text:p>
          </table:table-cell>
          <table:covered-table-cell table:number-columns-repeated="10" table:style-name="ce6"/>
          <table:table-cell table:number-columns-repeated="1013"/>
        </table:table-row>
        <table:table-row table:style-name="ro4">
          <table:table-cell table:style-name="ce3" office:value-type="float" office:value="1414766732">
            <text:p>1414766732</text:p>
          </table:table-cell>
          <table:table-cell table:style-name="ce14" office:value-type="float" office:value="1414766759">
            <text:p>1414766759</text:p>
          </table:table-cell>
          <table:table-cell table:style-name="ce14" office:value-type="float" office:value="1414766875">
            <text:p>141476687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62.85">
            <text:p>62.8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yes</text:p>
          </table:table-cell>
          <table:table-cell table:style-name="ce14" office:value-type="float" office:value="250000">
            <text:p>250000</text:p>
          </table:table-cell>
          <table:table-cell table:style-name="ce29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67946">
            <text:p>141476794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 office:value-type="string">
            <text:p>CCC playing around with beam (moved beam)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769012">
            <text:p>1414769012</text:p>
          </table:table-cell>
          <table:table-cell table:style-name="ce15" office:value-type="float" office:value="1414769026">
            <text:p>1414769026</text:p>
          </table:table-cell>
          <table:table-cell table:style-name="ce15" office:value-type="float" office:value="1414769045">
            <text:p>141476904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70070">
            <text:p>141477007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771118">
            <text:p>1414771118</text:p>
          </table:table-cell>
          <table:table-cell table:style-name="ce15" office:value-type="float" office:value="1414771138">
            <text:p>1414771138</text:p>
          </table:table-cell>
          <table:table-cell table:style-name="ce15" office:value-type="float" office:value="1414771158">
            <text:p>1414771158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162132">
            <text:p>162132</text:p>
          </table:table-cell>
          <table:table-cell table:style-name="ce30" office:value-type="string">
            <text:p>30 minutes timeout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773007">
            <text:p>1414773007</text:p>
          </table:table-cell>
          <table:table-cell table:style-name="ce15" office:value-type="float" office:value="1414773026">
            <text:p>1414773026</text:p>
          </table:table-cell>
          <table:table-cell table:style-name="ce15" office:value-type="float" office:value="1414773042">
            <text:p>141477304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150964">
            <text:p>150964</text:p>
          </table:table-cell>
          <table:table-cell table:style-name="ce30" office:value-type="string">
            <text:p>stopped early to make access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775339">
            <text:p>1414775339</text:p>
          </table:table-cell>
          <table:table-cell table:style-name="ce15" office:value-type="float" office:value="1414775351">
            <text:p>1414775351</text:p>
          </table:table-cell>
          <table:table-cell table:style-name="ce15" office:value-type="float" office:value="1414775407">
            <text:p>1414775407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76480">
            <text:p>141477648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777568">
            <text:p>1414777568</text:p>
          </table:table-cell>
          <table:table-cell table:style-name="ce15" office:value-type="float" office:value="1414777584">
            <text:p>1414777584</text:p>
          </table:table-cell>
          <table:table-cell table:style-name="ce15" office:value-type="float" office:value="1414777608">
            <text:p>1414777608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78664">
            <text:p>1414778664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779710">
            <text:p>1414779710</text:p>
          </table:table-cell>
          <table:table-cell table:style-name="ce15" office:value-type="float" office:value="1414779729">
            <text:p>1414779729</text:p>
          </table:table-cell>
          <table:table-cell table:style-name="ce15" office:value-type="float" office:value="1414779743">
            <text:p>141477974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80895">
            <text:p>141478089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44802">
            <text:p>44802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782493">
            <text:p>1414782493</text:p>
          </table:table-cell>
          <table:table-cell table:style-name="ce15" office:value-type="float" office:value="1414782510">
            <text:p>1414782510</text:p>
          </table:table-cell>
          <table:table-cell table:style-name="ce15" office:value-type="float" office:value="1414782525">
            <text:p>1414782525</text:p>
          </table:table-cell>
          <table:table-cell table:style-name="ce15" office:value-type="float" office:value="1">
            <text:p>1</text:p>
          </table:table-cell>
          <table:table-cell table:style-name="ce25" office:value-type="float" office:value="62.85">
            <text:p>62.85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83569">
            <text:p>1414783569</text:p>
          </table:table-cell>
          <table:table-cell table:style-name="ce15" office:value-type="float" office:value="1">
            <text:p>1</text:p>
          </table:table-cell>
          <table:table-cell table:style-name="ce25" office:value-type="float" office:value="62.85">
            <text:p>62.85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784480">
            <text:p>1414784480</text:p>
          </table:table-cell>
          <table:table-cell table:style-name="ce15" office:value-type="float" office:value="1414784498">
            <text:p>1414784498</text:p>
          </table:table-cell>
          <table:table-cell table:style-name="ce15" office:value-type="float" office:value="1414784534">
            <text:p>1414784534</text:p>
          </table:table-cell>
          <table:table-cell table:style-name="ce15" office:value-type="float" office:value="1">
            <text:p>1</text:p>
          </table:table-cell>
          <table:table-cell table:style-name="ce25" office:value-type="float" office:value="62.85">
            <text:p>62.85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6"/>
          <table:table-cell table:style-name="ce16" office:value-type="float" office:value="1414785343">
            <text:p>1414785343</text:p>
          </table:table-cell>
          <table:table-cell table:style-name="ce16" office:value-type="float" office:value="1">
            <text:p>1</text:p>
          </table:table-cell>
          <table:table-cell table:style-name="ce26" office:value-type="float" office:value="62.85">
            <text:p>62.85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string">
            <text:p>yes</text:p>
          </table:table-cell>
          <table:table-cell table:style-name="ce16" office:value-type="float" office:value="250000">
            <text:p>250000</text:p>
          </table:table-cell>
          <table:table-cell table:style-name="ce31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7" office:value-type="float" office:value="1414787163">
            <text:p>1414787163</text:p>
          </table:table-cell>
          <table:table-cell table:style-name="ce17" office:value-type="float" office:value="1414787181">
            <text:p>1414787181</text:p>
          </table:table-cell>
          <table:table-cell table:style-name="ce17" office:value-type="float" office:value="1414787204">
            <text:p>141478720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3.85">
            <text:p>63.85</text:p>
          </table:table-cell>
          <table:table-cell table:number-columns-repeated="2" table:style-name="ce23" office:value-type="float" office:value="0">
            <text:p>0</text:p>
          </table:table-cell>
          <table:table-cell table:number-columns-repeated="2" table:style-name="ce23" office:value-type="string">
            <text:p>yes</text:p>
          </table:table-cell>
          <table:table-cell table:style-name="ce23" office:value-type="float" office:value="219324">
            <text:p>219324</text:p>
          </table:table-cell>
          <table:table-cell table:style-name="ce32" office:value-type="string">
            <text:p>lost beam for a short tim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5"/>
          <table:table-cell table:style-name="ce16"/>
          <table:table-cell table:style-name="ce16" office:value-type="float" office:value="1414788125">
            <text:p>141478812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63.85">
            <text:p>63.85</text:p>
          </table:table-cell>
          <table:table-cell table:number-columns-repeated="2" table:style-name="ce16" office:value-type="float" office:value="0">
            <text:p>0</text:p>
          </table:table-cell>
          <table:table-cell table:number-columns-repeated="2" table:style-name="ce16" office:value-type="string">
            <text:p>yes</text:p>
          </table:table-cell>
          <table:table-cell table:style-name="ce16" office:value-type="float" office:value="248470">
            <text:p>248470</text:p>
          </table:table-cell>
          <table:table-cell table:style-name="ce30" office:value-type="string">
            <text:p>lost beam, no beam from PS due to beam losses , decided to go for 0.5M events per datapoint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8" office:value-type="float" office:value="1414789940">
            <text:p>1414789940</text:p>
          </table:table-cell>
          <table:table-cell table:style-name="ce18" office:value-type="float" office:value="1414789956">
            <text:p>1414789956</text:p>
          </table:table-cell>
          <table:table-cell table:style-name="ce21" office:value-type="float" office:value="1414789971">
            <text:p>141478997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.35">
            <text:p>64.35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string">
            <text:p>yes</text:p>
          </table:table-cell>
          <table:table-cell table:style-name="ce21" office:value-type="float" office:value="250000">
            <text:p>250000</text:p>
          </table:table-cell>
          <table:table-cell table:style-name="ce32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22" office:value-type="float" office:value="1414790840">
            <text:p>141479084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4.35">
            <text:p>64.3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9" office:value-type="float" office:value="1414792653">
            <text:p>1414792653</text:p>
          </table:table-cell>
          <table:table-cell table:style-name="ce19" office:value-type="float" office:value="1414792670">
            <text:p>1414792670</text:p>
          </table:table-cell>
          <table:table-cell table:style-name="ce19" office:value-type="float" office:value="1414792690">
            <text:p>14147926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3.35">
            <text:p>63.35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string">
            <text:p>yes</text:p>
          </table:table-cell>
          <table:table-cell table:style-name="ce21" office:value-type="float" office:value="250000">
            <text:p>250000</text:p>
          </table:table-cell>
          <table:table-cell table:style-name="ce32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93734">
            <text:p>1414793734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3.35">
            <text:p>63.3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8" office:value-type="float" office:value="1414795280">
            <text:p>1414795280</text:p>
          </table:table-cell>
          <table:table-cell table:style-name="ce18" office:value-type="float" office:value="1414795298">
            <text:p>1414795298</text:p>
          </table:table-cell>
          <table:table-cell table:style-name="ce18" office:value-type="float" office:value="1414795594">
            <text:p>141479559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2.35">
            <text:p>62.35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string">
            <text:p>yes</text:p>
          </table:table-cell>
          <table:table-cell table:style-name="ce21" office:value-type="float" office:value="250000">
            <text:p>250000</text:p>
          </table:table-cell>
          <table:table-cell table:style-name="ce32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96403">
            <text:p>141479640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35">
            <text:p>62.3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8" office:value-type="float" office:value="1414797818">
            <text:p>1414797818</text:p>
          </table:table-cell>
          <table:table-cell table:style-name="ce18" office:value-type="float" office:value="1414797836">
            <text:p>1414797836</text:p>
          </table:table-cell>
          <table:table-cell table:style-name="ce18" office:value-type="float" office:value="1414798069">
            <text:p>14147980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.85">
            <text:p>64.85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string">
            <text:p>yes</text:p>
          </table:table-cell>
          <table:table-cell table:style-name="ce21" office:value-type="float" office:value="250000">
            <text:p>250000</text:p>
          </table:table-cell>
          <table:table-cell table:style-name="ce32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798975">
            <text:p>141479897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4.85">
            <text:p>64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8" office:value-type="float" office:value="1414800823">
            <text:p>1414800823</text:p>
          </table:table-cell>
          <table:table-cell table:style-name="ce18" office:value-type="float" office:value="1414800842">
            <text:p>1414800842</text:p>
          </table:table-cell>
          <table:table-cell table:style-name="ce18" office:value-type="float" office:value="1414800864">
            <text:p>14148008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2.85">
            <text:p>62.85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string">
            <text:p>yes</text:p>
          </table:table-cell>
          <table:table-cell table:style-name="ce21" office:value-type="float" office:value="250000">
            <text:p>250000</text:p>
          </table:table-cell>
          <table:table-cell table:style-name="ce32"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5"/>
          <table:table-cell table:style-name="ce16"/>
          <table:table-cell table:style-name="ce16" office:value-type="float" office:value="1414801791">
            <text:p>141480179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62.85">
            <text:p>62.85</text:p>
          </table:table-cell>
          <table:table-cell table:number-columns-repeated="2" table:style-name="ce16" office:value-type="float" office:value="0">
            <text:p>0</text:p>
          </table:table-cell>
          <table:table-cell table:number-columns-repeated="2" table:style-name="ce16" office:value-type="string">
            <text:p>yes</text:p>
          </table:table-cell>
          <table:table-cell table:style-name="ce16" office:value-type="float" office:value="250000">
            <text:p>250000</text:p>
          </table:table-cell>
          <table:table-cell table:style-name="ce30" office:value-type="string">
            <text:p>After this Run: Realigned SiPMs on 6-layer module --- fail, light yield went down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3" office:value-type="float" office:value="1414805430">
            <text:p>1414805430</text:p>
          </table:table-cell>
          <table:table-cell table:style-name="ce14" office:value-type="float" office:value="1414805450">
            <text:p>1414805450</text:p>
          </table:table-cell>
          <table:table-cell table:style-name="ce14" office:value-type="float" office:value="1414805473">
            <text:p>141480547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62.85">
            <text:p>62.85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" table:style-name="ce14" office:value-type="string">
            <text:p>yes</text:p>
          </table:table-cell>
          <table:table-cell table:style-name="ce14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5"/>
          <table:table-cell table:style-name="ce15" office:value-type="float" office:value="1414806321">
            <text:p>141480632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128616">
            <text:p>128616</text:p>
          </table:table-cell>
          <table:table-cell table:style-name="ce30" office:value-type="string">
            <text:p>After this Run: Another realignment of the SiPMs on the 6 layer module ---moderate success light yield increased to slightly above original value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808585">
            <text:p>1414808585</text:p>
          </table:table-cell>
          <table:table-cell table:style-name="ce15" office:value-type="float" office:value="1414808617">
            <text:p>1414808617</text:p>
          </table:table-cell>
          <table:table-cell table:style-name="ce15" office:value-type="float" office:value="1414808643">
            <text:p>141480864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32">
            <text:p>2532</text:p>
          </table:table-cell>
          <table:table-cell table:style-name="ce30" office:value-type="string">
            <text:p>Beam not fully On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808795">
            <text:p>141480879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6"/>
          <table:table-cell table:style-name="ce16" office:value-type="float" office:value="1414809621">
            <text:p>141480962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62.85">
            <text:p>62.85</text:p>
          </table:table-cell>
          <table:table-cell table:number-columns-repeated="2" table:style-name="ce16" office:value-type="float" office:value="0">
            <text:p>0</text:p>
          </table:table-cell>
          <table:table-cell table:number-columns-repeated="2" table:style-name="ce16" office:value-type="string">
            <text:p>yes</text:p>
          </table:table-cell>
          <table:table-cell table:style-name="ce16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811571">
            <text:p>1414811571</text:p>
          </table:table-cell>
          <table:table-cell table:style-name="ce15" office:value-type="float" office:value="1414811588">
            <text:p>1414811588</text:p>
          </table:table-cell>
          <table:table-cell table:style-name="ce15" office:value-type="float" office:value="1414811846">
            <text:p>141481184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 (black mat foil)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812664">
            <text:p>1414812664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 (black mat foil)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814398">
            <text:p>1414814398</text:p>
          </table:table-cell>
          <table:table-cell table:style-name="ce15" office:value-type="float" office:value="1414814416">
            <text:p>1414814416</text:p>
          </table:table-cell>
          <table:table-cell table:style-name="ce15" office:value-type="float" office:value="1414814494">
            <text:p>1414814494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 (black mat foil)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815433">
            <text:p>1414815433</text:p>
          </table:table-cell>
          <table:table-cell table:style-name="ce15" office:value-type="float" office:value="195">
            <text:p>1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 (black mat foil)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816886">
            <text:p>1414816886</text:p>
          </table:table-cell>
          <table:table-cell table:style-name="ce15" office:value-type="float" office:value="1414816915">
            <text:p>1414816915</text:p>
          </table:table-cell>
          <table:table-cell table:style-name="ce15" office:value-type="float" office:value="1414817249">
            <text:p>1414817249</text:p>
          </table:table-cell>
          <table:table-cell table:style-name="ce15" office:value-type="float" office:value="95">
            <text:p>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 (black mat foil)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818159">
            <text:p>1414818159</text:p>
          </table:table-cell>
          <table:table-cell table:style-name="ce15" office:value-type="float" office:value="95">
            <text:p>9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 (black mat foil)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819527">
            <text:p>1414819527</text:p>
          </table:table-cell>
          <table:table-cell table:style-name="ce15" office:value-type="float" office:value="1414819545">
            <text:p>1414819545</text:p>
          </table:table-cell>
          <table:table-cell table:style-name="ce15" office:value-type="float" office:value="1414819736">
            <text:p>1414819736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 (black mat foil)</text:p>
          </table:table-cell>
          <table:table-cell table:style-name="ce15" office:value-type="float" office:value="476">
            <text:p>476</text:p>
          </table:table-cell>
          <table:table-cell table:style-name="ce30" office:value-type="string">
            <text:p>beam nit fully on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819817">
            <text:p>1414819817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 (black mat foil)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820635">
            <text:p>1414820635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 (black mat foil)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 office:value-type="float" office:value="1414822282">
            <text:p>1414822282</text:p>
          </table:table-cell>
          <table:table-cell table:style-name="ce15" office:value-type="float" office:value="1414822301">
            <text:p>1414822301</text:p>
          </table:table-cell>
          <table:table-cell table:style-name="ce15" office:value-type="float" office:value="1414822488">
            <text:p>1414822488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 (black mat foil)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4"/>
          <table:table-cell table:style-name="ce15"/>
          <table:table-cell table:style-name="ce15" office:value-type="float" office:value="1414823343">
            <text:p>1414823343</text:p>
          </table:table-cell>
          <table:table-cell table:style-name="ce15" office:value-type="float" office:value="155">
            <text:p>155</text:p>
          </table:table-cell>
          <table:table-cell table:style-name="ce15" office:value-type="float" office:value="62.85">
            <text:p>62.8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 (black mat foil)</text:p>
          </table:table-cell>
          <table:table-cell table:style-name="ce15" office:value-type="float" office:value="250000">
            <text:p>250000</text:p>
          </table:table-cell>
          <table:table-cell table:style-name="ce30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10" office:value-type="float" office:value="1414826618">
            <text:p>1414826618</text:p>
          </table:table-cell>
          <table:table-cell table:style-name="ce20" office:value-type="float" office:value="1414826636">
            <text:p>1414826636</text:p>
          </table:table-cell>
          <table:table-cell table:style-name="ce20" office:value-type="float" office:value="1414826652">
            <text:p>1414826652</text:p>
          </table:table-cell>
          <table:table-cell table:style-name="ce20" office:value-type="float" office:value="-5">
            <text:p>-5</text:p>
          </table:table-cell>
          <table:table-cell table:style-name="ce20" office:value-type="float" office:value="62.85">
            <text:p>62.8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no</text:p>
          </table:table-cell>
          <table:table-cell table:style-name="ce15" office:value-type="string">
            <text:p>no (black mat foil)</text:p>
          </table:table-cell>
          <table:table-cell table:style-name="ce20" office:value-type="float" office:value="143604">
            <text:p>143604</text:p>
          </table:table-cell>
          <table:table-cell table:style-name="ce31"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office:value-type="float" office:value="1414826618">
            <text:p>1414826618</text:p>
          </table:table-cell>
          <table:table-cell office:value-type="float" office:value="1414826636">
            <text:p>1414826636</text:p>
          </table:table-cell>
          <table:table-cell office:value-type="float" office:value="1414827636">
            <text:p>1414827636</text:p>
          </table:table-cell>
          <table:table-cell office:value-type="float" office:value="-5">
            <text:p>-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table:style-name="ce20"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office:value-type="float" office:value="1414831714">
            <text:p>1414831714</text:p>
          </table:table-cell>
          <table:table-cell office:value-type="float" office:value="1414831730">
            <text:p>1414831730</text:p>
          </table:table-cell>
          <table:table-cell office:value-type="float" office:value="1414831748">
            <text:p>1414831748</text:p>
          </table:table-cell>
          <table:table-cell office:value-type="float" office:value="195">
            <text:p>19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table:style-name="ce20" office:value-type="float" office:value="250000">
            <text:p>250000</text:p>
          </table:table-cell>
          <table:table-cell office:value-type="string">
            <text:p>unstable NA beam for 30min msg from CCC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office:value-type="float" office:value="1414831714">
            <text:p>1414831714</text:p>
          </table:table-cell>
          <table:table-cell office:value-type="float" office:value="1414831730">
            <text:p>1414831730</text:p>
          </table:table-cell>
          <table:table-cell office:value-type="float" office:value="1414832657">
            <text:p>1414832657</text:p>
          </table:table-cell>
          <table:table-cell office:value-type="float" office:value="195">
            <text:p>19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office:value-type="float" office:value="1414844070">
            <text:p>1414844070</text:p>
          </table:table-cell>
          <table:table-cell office:value-type="float" office:value="1414844088">
            <text:p>1414844088</text:p>
          </table:table-cell>
          <table:table-cell office:value-type="float" office:value="1414844106">
            <text:p>1414844106</text:p>
          </table:table-cell>
          <table:table-cell office:value-type="float" office:value="115">
            <text:p>11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office:value-type="float" office:value="1414844070">
            <text:p>1414844070</text:p>
          </table:table-cell>
          <table:table-cell office:value-type="float" office:value="1414844088">
            <text:p>1414844088</text:p>
          </table:table-cell>
          <table:table-cell office:value-type="float" office:value="1414845095">
            <text:p>1414845095</text:p>
          </table:table-cell>
          <table:table-cell office:value-type="float" office:value="115">
            <text:p>11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45356">
            <text:p>245356</text:p>
          </table:table-cell>
          <table:table-cell office:value-type="string">
            <text:p>lost beam at the end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office:value-type="float" office:value="1414849254">
            <text:p>1414849254</text:p>
          </table:table-cell>
          <table:table-cell office:value-type="float" office:value="1414849277">
            <text:p>1414849277</text:p>
          </table:table-cell>
          <table:table-cell office:value-type="float" office:value="1414849301">
            <text:p>1414849301</text:p>
          </table:table-cell>
          <table:table-cell office:value-type="float" office:value="55">
            <text:p>5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office:value-type="float" office:value="1414849254">
            <text:p>1414849254</text:p>
          </table:table-cell>
          <table:table-cell office:value-type="float" office:value="1414849277">
            <text:p>1414849277</text:p>
          </table:table-cell>
          <table:table-cell office:value-type="float" office:value="1414850264">
            <text:p>1414850264</text:p>
          </table:table-cell>
          <table:table-cell office:value-type="float" office:value="55">
            <text:p>5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office:value-type="float" office:value="1414854507">
            <text:p>1414854507</text:p>
          </table:table-cell>
          <table:table-cell office:value-type="float" office:value="1414854529">
            <text:p>1414854529</text:p>
          </table:table-cell>
          <table:table-cell office:value-type="float" office:value="1414854553">
            <text:p>1414854553</text:p>
          </table:table-cell>
          <table:table-cell office:value-type="float" office:value="155">
            <text:p>15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office:value-type="float" office:value="1414854507">
            <text:p>1414854507</text:p>
          </table:table-cell>
          <table:table-cell office:value-type="float" office:value="1414854529">
            <text:p>1414854529</text:p>
          </table:table-cell>
          <table:table-cell office:value-type="float" office:value="1414855529">
            <text:p>1414855529</text:p>
          </table:table-cell>
          <table:table-cell office:value-type="float" office:value="155">
            <text:p>15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office:value-type="float" office:value="1414857414">
            <text:p>1414857414</text:p>
          </table:table-cell>
          <table:table-cell office:value-type="float" office:value="1414857443">
            <text:p>1414857443</text:p>
          </table:table-cell>
          <table:table-cell office:value-type="float" office:value="1414857466">
            <text:p>1414857466</text:p>
          </table:table-cell>
          <table:table-cell office:value-type="float" office:value="175">
            <text:p>17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office:value-type="float" office:value="1414857414">
            <text:p>1414857414</text:p>
          </table:table-cell>
          <table:table-cell office:value-type="float" office:value="1414857443">
            <text:p>1414857443</text:p>
          </table:table-cell>
          <table:table-cell office:value-type="float" office:value="1414859212">
            <text:p>1414859212</text:p>
          </table:table-cell>
          <table:table-cell office:value-type="float" office:value="175">
            <text:p>17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office:value-type="float" office:value="1414863008">
            <text:p>1414863008</text:p>
          </table:table-cell>
          <table:table-cell office:value-type="float" office:value="1414863042">
            <text:p>1414863042</text:p>
          </table:table-cell>
          <table:table-cell office:value-type="float" office:value="1414863065">
            <text:p>1414863065</text:p>
          </table:table-cell>
          <table:table-cell table:style-name="ce24" office:value-type="string">
            <text:p>5l: 229/ 6l: 189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12" office:value-type="float" office:value="1414863008">
            <text:p>1414863008</text:p>
          </table:table-cell>
          <table:table-cell table:style-name="ce12" office:value-type="float" office:value="1414863042">
            <text:p>1414863042</text:p>
          </table:table-cell>
          <table:table-cell table:style-name="ce12" office:value-type="float" office:value="1414864263">
            <text:p>1414864263</text:p>
          </table:table-cell>
          <table:table-cell table:style-name="ce24" office:value-type="string">
            <text:p>5l: 229/ 6l: 189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12" office:value-type="float" office:value="1414863008">
            <text:p>1414863008</text:p>
          </table:table-cell>
          <table:table-cell table:style-name="ce12" office:value-type="float" office:value="1414863042">
            <text:p>1414863042</text:p>
          </table:table-cell>
          <table:table-cell table:style-name="ce12" office:value-type="float" office:value="1414865171">
            <text:p>1414865171</text:p>
          </table:table-cell>
          <table:table-cell table:style-name="ce24" office:value-type="string">
            <text:p>5l: 229/ 6l: 189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12" office:value-type="float" office:value="1414866138">
            <text:p>1414866138</text:p>
          </table:table-cell>
          <table:table-cell table:style-name="ce12" office:value-type="float" office:value="1414866175">
            <text:p>1414866175</text:p>
          </table:table-cell>
          <table:table-cell office:value-type="float" office:value="1414866226">
            <text:p>1414866226</text:p>
          </table:table-cell>
          <table:table-cell table:style-name="ce24" office:value-type="string">
            <text:p>5l: 229/ 6l: 189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12" office:value-type="float" office:value="1414869289">
            <text:p>1414869289</text:p>
          </table:table-cell>
          <table:table-cell table:style-name="ce12" office:value-type="float" office:value="1414869322">
            <text:p>1414869322</text:p>
          </table:table-cell>
          <table:table-cell table:style-name="ce12" office:value-type="float" office:value="1414869345">
            <text:p>1414869345</text:p>
          </table:table-cell>
          <table:table-cell table:style-name="ce24" office:value-type="string">
            <text:p>5l: 224/ 6l: 184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12" office:value-type="float" office:value="1414871434">
            <text:p>1414871434</text:p>
          </table:table-cell>
          <table:table-cell table:style-name="ce12" office:value-type="float" office:value="1414871448">
            <text:p>1414871448</text:p>
          </table:table-cell>
          <table:table-cell table:style-name="ce12" office:value-type="float" office:value="1414871466">
            <text:p>1414871466</text:p>
          </table:table-cell>
          <table:table-cell table:style-name="ce24" office:value-type="string">
            <text:p>5l: 224/ 6l: 184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4">
          <table:table-cell table:style-name="ce13" office:value-type="float" office:value="1414877874">
            <text:p>1414877874</text:p>
          </table:table-cell>
          <table:table-cell table:style-name="ce13" office:value-type="float" office:value="1414877891">
            <text:p>1414877891</text:p>
          </table:table-cell>
          <table:table-cell table:style-name="ce13" office:value-type="float" office:value="1414877927">
            <text:p>1414877927</text:p>
          </table:table-cell>
          <table:table-cell table:style-name="ce24" office:value-type="string">
            <text:p>5l: 219/ 6l: 179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77874">
            <text:p>1414877874</text:p>
          </table:table-cell>
          <table:table-cell table:style-name="ce13" office:value-type="float" office:value="1414877891">
            <text:p>1414877891</text:p>
          </table:table-cell>
          <table:table-cell table:style-name="ce13" office:value-type="float" office:value="1414879021">
            <text:p>1414879021</text:p>
          </table:table-cell>
          <table:table-cell table:style-name="ce24" office:value-type="string">
            <text:p>5l: 219/ 6l: 179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80915">
            <text:p>1414880915</text:p>
          </table:table-cell>
          <table:table-cell table:style-name="ce13" office:value-type="float" office:value="1414880936">
            <text:p>1414880936</text:p>
          </table:table-cell>
          <table:table-cell office:value-type="float" office:value="1414881072">
            <text:p>1414881072</text:p>
          </table:table-cell>
          <table:table-cell table:style-name="ce24" office:value-type="string">
            <text:p>5l: 214/ 6l: 174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80915">
            <text:p>1414880915</text:p>
          </table:table-cell>
          <table:table-cell table:style-name="ce13" office:value-type="float" office:value="1414880936">
            <text:p>1414880936</text:p>
          </table:table-cell>
          <table:table-cell table:style-name="ce13" office:value-type="float" office:value="1414881871">
            <text:p>1414881871</text:p>
          </table:table-cell>
          <table:table-cell table:style-name="ce24" office:value-type="string">
            <text:p>5l: 214/ 6l: 174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29316">
            <text:p>229316</text:p>
          </table:table-cell>
          <table:table-cell office:value-type="string">
            <text:p>no beam for a couple of minutes for unknown reason</text:p>
          </table:table-cell>
          <table:table-cell table:number-columns-repeated="1013"/>
        </table:table-row>
        <table:table-row table:style-name="ro4">
          <table:table-cell table:style-name="ce13" office:value-type="float" office:value="1414883136">
            <text:p>1414883136</text:p>
          </table:table-cell>
          <table:table-cell table:style-name="ce13" office:value-type="float" office:value="1414883150">
            <text:p>1414883150</text:p>
          </table:table-cell>
          <table:table-cell office:value-type="float" office:value="1414883164">
            <text:p>1414883164</text:p>
          </table:table-cell>
          <table:table-cell table:style-name="ce24" office:value-type="string">
            <text:p>5l: 214/ 6l: 174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50322">
            <text:p>50322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83942">
            <text:p>1414883942</text:p>
          </table:table-cell>
          <table:table-cell table:style-name="ce13" office:value-type="float" office:value="1414883961">
            <text:p>1414883961</text:p>
          </table:table-cell>
          <table:table-cell table:style-name="ce13" office:value-type="float" office:value="1414883983">
            <text:p>1414883983</text:p>
          </table:table-cell>
          <table:table-cell table:style-name="ce24" office:value-type="string">
            <text:p>5l: 209/ 6l: 169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83942">
            <text:p>1414883942</text:p>
          </table:table-cell>
          <table:table-cell table:style-name="ce13" office:value-type="float" office:value="1414883961">
            <text:p>1414883961</text:p>
          </table:table-cell>
          <table:table-cell table:style-name="ce13" office:value-type="float" office:value="1414885215">
            <text:p>1414885215</text:p>
          </table:table-cell>
          <table:table-cell table:style-name="ce24" office:value-type="string">
            <text:p>5l: 209/ 6l: 169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86766">
            <text:p>1414886766</text:p>
          </table:table-cell>
          <table:table-cell table:style-name="ce13" office:value-type="float" office:value="1414886783">
            <text:p>1414886783</text:p>
          </table:table-cell>
          <table:table-cell table:style-name="ce13" office:value-type="float" office:value="1414886807">
            <text:p>1414886807</text:p>
          </table:table-cell>
          <table:table-cell table:style-name="ce24" office:value-type="string">
            <text:p>5l: 204/ 6l: 164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86766">
            <text:p>1414886766</text:p>
          </table:table-cell>
          <table:table-cell table:style-name="ce13" office:value-type="float" office:value="1414886783">
            <text:p>1414886783</text:p>
          </table:table-cell>
          <table:table-cell table:style-name="ce13" office:value-type="float" office:value="1414887669">
            <text:p>1414887669</text:p>
          </table:table-cell>
          <table:table-cell table:style-name="ce24" office:value-type="string">
            <text:p>5l: 204/ 6l: 164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89016">
            <text:p>1414889016</text:p>
          </table:table-cell>
          <table:table-cell table:style-name="ce13" office:value-type="float" office:value="1414889035">
            <text:p>1414889035</text:p>
          </table:table-cell>
          <table:table-cell table:style-name="ce13" office:value-type="float" office:value="1414889064">
            <text:p>1414889064</text:p>
          </table:table-cell>
          <table:table-cell table:style-name="ce24" office:value-type="string">
            <text:p>5l: 199/ 6l: 159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89016">
            <text:p>1414889016</text:p>
          </table:table-cell>
          <table:table-cell table:style-name="ce13" office:value-type="float" office:value="1414889035">
            <text:p>1414889035</text:p>
          </table:table-cell>
          <table:table-cell table:style-name="ce13" office:value-type="float" office:value="1414890056">
            <text:p>1414890056</text:p>
          </table:table-cell>
          <table:table-cell table:style-name="ce24" office:value-type="string">
            <text:p>5l: 199/ 6l: 159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92423">
            <text:p>1414892423</text:p>
          </table:table-cell>
          <table:table-cell table:style-name="ce13" office:value-type="float" office:value="1414892453">
            <text:p>1414892453</text:p>
          </table:table-cell>
          <table:table-cell table:style-name="ce13" office:value-type="float" office:value="1414892478">
            <text:p>1414892478</text:p>
          </table:table-cell>
          <table:table-cell office:value-type="float" office:value="15">
            <text:p>1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92423">
            <text:p>1414892423</text:p>
          </table:table-cell>
          <table:table-cell table:style-name="ce13" office:value-type="float" office:value="1414892453">
            <text:p>1414892453</text:p>
          </table:table-cell>
          <table:table-cell table:style-name="ce13" office:value-type="float" office:value="1414893478">
            <text:p>1414893478</text:p>
          </table:table-cell>
          <table:table-cell office:value-type="float" office:value="15">
            <text:p>1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94890">
            <text:p>1414894890</text:p>
          </table:table-cell>
          <table:table-cell table:style-name="ce13" office:value-type="float" office:value="1414894904">
            <text:p>1414894904</text:p>
          </table:table-cell>
          <table:table-cell table:style-name="ce13" office:value-type="float" office:value="1414895047">
            <text:p>1414895047</text:p>
          </table:table-cell>
          <table:table-cell office:value-type="float" office:value="35">
            <text:p>3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94890">
            <text:p>1414894890</text:p>
          </table:table-cell>
          <table:table-cell table:style-name="ce13" office:value-type="float" office:value="1414894904">
            <text:p>1414894904</text:p>
          </table:table-cell>
          <table:table-cell table:style-name="ce13" office:value-type="float" office:value="1414896014">
            <text:p>1414896014</text:p>
          </table:table-cell>
          <table:table-cell office:value-type="float" office:value="35">
            <text:p>3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97463">
            <text:p>1414897463</text:p>
          </table:table-cell>
          <table:table-cell table:style-name="ce13" office:value-type="float" office:value="1414897494">
            <text:p>1414897494</text:p>
          </table:table-cell>
          <table:table-cell table:style-name="ce13" office:value-type="float" office:value="1414897523">
            <text:p>1414897523</text:p>
          </table:table-cell>
          <table:table-cell office:value-type="float" office:value="75">
            <text:p>7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97463">
            <text:p>1414897463</text:p>
          </table:table-cell>
          <table:table-cell table:style-name="ce13" office:value-type="float" office:value="1414897494">
            <text:p>1414897494</text:p>
          </table:table-cell>
          <table:table-cell table:style-name="ce13" office:value-type="float" office:value="1414898564">
            <text:p>1414898564</text:p>
          </table:table-cell>
          <table:table-cell office:value-type="float" office:value="75">
            <text:p>7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99923">
            <text:p>1414899923</text:p>
          </table:table-cell>
          <table:table-cell table:style-name="ce13" office:value-type="float" office:value="1414899942">
            <text:p>1414899942</text:p>
          </table:table-cell>
          <table:table-cell table:style-name="ce13" office:value-type="float" office:value="1414899967">
            <text:p>1414899967</text:p>
          </table:table-cell>
          <table:table-cell office:value-type="float" office:value="95">
            <text:p>9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899923">
            <text:p>1414899923</text:p>
          </table:table-cell>
          <table:table-cell table:style-name="ce13" office:value-type="float" office:value="1414899942">
            <text:p>1414899942</text:p>
          </table:table-cell>
          <table:table-cell table:style-name="ce13" office:value-type="float" office:value="1414901056">
            <text:p>1414901056</text:p>
          </table:table-cell>
          <table:table-cell office:value-type="float" office:value="95">
            <text:p>9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4">
          <table:table-cell table:style-name="ce13" office:value-type="float" office:value="1414902478">
            <text:p>1414902478</text:p>
          </table:table-cell>
          <table:table-cell table:style-name="ce13" office:value-type="float" office:value="1414902497">
            <text:p>1414902497</text:p>
          </table:table-cell>
          <table:table-cell table:style-name="ce13" office:value-type="float" office:value="1414902520">
            <text:p>1414902520</text:p>
          </table:table-cell>
          <table:table-cell office:value-type="float" office:value="135">
            <text:p>13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5">
          <table:table-cell table:style-name="ce13" office:value-type="float" office:value="1414904767">
            <text:p>1414904767</text:p>
          </table:table-cell>
          <table:table-cell table:style-name="ce13" office:value-type="float" office:value="1414904784">
            <text:p>1414904784</text:p>
          </table:table-cell>
          <table:table-cell table:style-name="ce13" office:value-type="float" office:value="1414904798">
            <text:p>1414904798</text:p>
          </table:table-cell>
          <table:table-cell office:value-type="float" office:value="135">
            <text:p>13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5">
          <table:table-cell office:value-type="float" office:value="1414904767">
            <text:p>1414904767</text:p>
          </table:table-cell>
          <table:table-cell office:value-type="float" office:value="1414904784">
            <text:p>1414904784</text:p>
          </table:table-cell>
          <table:table-cell office:value-type="float" office:value="1414905744">
            <text:p>1414905744</text:p>
          </table:table-cell>
          <table:table-cell office:value-type="float" office:value="135">
            <text:p>135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5">
          <table:table-cell table:number-columns-repeated="8"/>
          <table:table-cell table:style-name="ce15"/>
          <table:table-cell table:number-columns-repeated="1015"/>
        </table:table-row>
        <table:table-row table:style-name="ro6">
          <table:table-cell office:value-type="float" office:value="1414916923">
            <text:p>1414916923</text:p>
          </table:table-cell>
          <table:table-cell office:value-type="float" office:value="1414916940">
            <text:p>1414916940</text:p>
          </table:table-cell>
          <table:table-cell office:value-type="float" office:value="1414916960">
            <text:p>1414916960</text:p>
          </table:table-cell>
          <table:table-cell office:value-type="float" office:value="1">
            <text:p>1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office:value-type="string">
            <text:p>added Aachen grease to both 6- and 5-layer modules. Moved to 1cm.</text:p>
          </table:table-cell>
          <table:table-cell table:number-columns-repeated="1013"/>
        </table:table-row>
        <table:table-row table:style-name="ro5">
          <table:table-cell office:value-type="float" office:value="1414916923">
            <text:p>1414916923</text:p>
          </table:table-cell>
          <table:table-cell office:value-type="float" office:value="1414916940">
            <text:p>1414916940</text:p>
          </table:table-cell>
          <table:table-cell office:value-type="float" office:value="1414917803">
            <text:p>1414917803</text:p>
          </table:table-cell>
          <table:table-cell office:value-type="float" office:value="1">
            <text:p>1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5">
          <table:table-cell office:value-type="float" office:value="1414920822">
            <text:p>1414920822</text:p>
          </table:table-cell>
          <table:table-cell office:value-type="float" office:value="1414920840">
            <text:p>1414920840</text:p>
          </table:table-cell>
          <table:table-cell office:value-type="float" office:value="1414920858">
            <text:p>1414920858</text:p>
          </table:table-cell>
          <table:table-cell office:value-type="float" office:value="200">
            <text:p>200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5">
          <table:table-cell office:value-type="float" office:value="1414920822">
            <text:p>1414920822</text:p>
          </table:table-cell>
          <table:table-cell office:value-type="float" office:value="1414920840">
            <text:p>1414920840</text:p>
          </table:table-cell>
          <table:table-cell office:value-type="float" office:value="1414921676">
            <text:p>1414921676</text:p>
          </table:table-cell>
          <table:table-cell office:value-type="float" office:value="200">
            <text:p>200</text:p>
          </table:table-cell>
          <table:table-cell office:value-type="float" office:value="62.85">
            <text:p>62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style-name="ce15" office:value-type="string">
            <text:p>no (black mat foil)</text:p>
          </table:table-cell>
          <table:table-cell office:value-type="float" office:value="250000">
            <text:p>250000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9"/>
          <table:table-cell table:formula="of:=SUM([.J3:.J284])" office:value-type="float" office:value="37315902">
            <text:p>37315902</text:p>
          </table:table-cell>
          <table:table-cell table:number-columns-repeated="1014"/>
        </table:table-row>
        <table:table-row table:style-name="ro5" table:number-rows-repeated="104828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9" table:number-columns-repeated="6" table:default-cell-style-name="ce11"/>
        <table:table-column table:style-name="co12" table:default-cell-style-name="ce11"/>
        <table:table-column table:style-name="co8" table:default-cell-style-name="ce11"/>
        <table:table-column table:style-name="co9" table:number-columns-repeated="1016" table:default-cell-style-name="ce11"/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>
            <text:p>V</text:p>
          </table:table-cell>
          <table:table-cell office:value-type="string">
            <text:p>Layer5</text:p>
          </table:table-cell>
          <table:table-cell office:value-type="string">
            <text:p>Layer6</text:p>
          </table:table-cell>
          <table:table-cell office:value-type="string">
            <text:p>ClustSize Layer5</text:p>
          </table:table-cell>
          <table:table-cell office:value-type="string">
            <text:p>ClusterSize Layer6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[V]</text:p>
          </table:table-cell>
          <table:table-cell table:number-columns-repeated="2" office:value-type="string">
            <text:p>&lt;Q&gt;</text:p>
          </table:table-cell>
          <table:table-cell table:number-columns-repeated="2" office:value-type="string">
            <text:p>siz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64.35">
            <text:p>64.35</text:p>
          </table:table-cell>
          <table:table-cell office:value-type="float" office:value="24.3">
            <text:p>24.3</text:p>
          </table:table-cell>
          <table:table-cell office:value-type="float" office:value="16.17">
            <text:p>16.17</text:p>
          </table:table-cell>
          <table:table-cell office:value-type="float" office:value="2.949">
            <text:p>2.949</text:p>
          </table:table-cell>
          <table:table-cell office:value-type="float" office:value="3.279">
            <text:p>3.279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63.35">
            <text:p>63.35</text:p>
          </table:table-cell>
          <table:table-cell office:value-type="float" office:value="15.76">
            <text:p>15.76</text:p>
          </table:table-cell>
          <table:table-cell office:value-type="float" office:value="15.41">
            <text:p>15.41</text:p>
          </table:table-cell>
          <table:table-cell office:value-type="float" office:value="2.655">
            <text:p>2.655</text:p>
          </table:table-cell>
          <table:table-cell office:value-type="float" office:value="3.027">
            <text:p>3.027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62.35">
            <text:p>62.35</text:p>
          </table:table-cell>
          <table:table-cell office:value-type="float" office:value="11.44">
            <text:p>11.44</text:p>
          </table:table-cell>
          <table:table-cell office:value-type="float" office:value="12.41">
            <text:p>12.41</text:p>
          </table:table-cell>
          <table:table-cell office:value-type="float" office:value="2.42">
            <text:p>2.42</text:p>
          </table:table-cell>
          <table:table-cell office:value-type="float" office:value="2.81">
            <text:p>2.81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64.85">
            <text:p>64.85</text:p>
          </table:table-cell>
          <table:table-cell office:value-type="float" office:value="34.77">
            <text:p>34.77</text:p>
          </table:table-cell>
          <table:table-cell office:value-type="float" office:value="22.77">
            <text:p>22.77</text:p>
          </table:table-cell>
          <table:table-cell office:value-type="float" office:value="3.186">
            <text:p>3.186</text:p>
          </table:table-cell>
          <table:table-cell office:value-type="float" office:value="3.449">
            <text:p>3.449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62.85">
            <text:p>62.85</text:p>
          </table:table-cell>
          <table:table-cell office:value-type="float" office:value="14.21">
            <text:p>14.21</text:p>
          </table:table-cell>
          <table:table-cell office:value-type="float" office:value="13.86">
            <text:p>13.86</text:p>
          </table:table-cell>
          <table:table-cell office:value-type="float" office:value="2.538">
            <text:p>2.538</text:p>
          </table:table-cell>
          <table:table-cell table:style-name="ce33" office:value-type="float" office:value="2.912">
            <text:p>3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63.85">
            <text:p>63.85</text:p>
          </table:table-cell>
          <table:table-cell office:value-type="float" office:value="18.01">
            <text:p>18.01</text:p>
          </table:table-cell>
          <table:table-cell office:value-type="float" office:value="17.23">
            <text:p>17.23</text:p>
          </table:table-cell>
          <table:table-cell office:value-type="float" office:value="2.779">
            <text:p>2.779</text:p>
          </table:table-cell>
          <table:table-cell office:value-type="float" office:value="3.13">
            <text:p>3.13</text:p>
          </table:table-cell>
          <table:table-cell table:number-columns-repeated="1016"/>
        </table:table-row>
        <table:table-row table:style-name="ro5">
          <table:table-cell table:number-columns-repeated="6"/>
          <table:table-cell>
            <draw:frame table:end-cell-address="Sheet2.L25" table:end-x="0.226in" table:end-y="0.178in" draw:z-index="1" draw:name="Chart 4" draw:style-name="gr1" draw:text-style-name="P1" svg:width="6.4008in" svg:height="3.1228in" svg:x="0.4079in" svg:y="0.1803in">
              <draw:object draw:notify-on-update-of-ranges="Sheet2.D4:Sheet2.D9 Sheet2.H4:Sheet2.H9 Sheet2.D4:Sheet2.D9 Sheet2.G4:Sheet2.G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5">
          <table:table-cell>
            <draw:frame table:end-cell-address="Sheet2.G25" table:end-x="0.2681in" table:end-y="0.1913in" draw:z-index="0" draw:name="Chart 3" draw:style-name="gr1" draw:text-style-name="P1" svg:width="6.4516in" svg:height="3.0807in" svg:x="0.5331in" svg:y="0.0276in">
              <draw:object draw:notify-on-update-of-ranges="Sheet2.D4:Sheet2.D9 Sheet2.E4:Sheet2.E9 Sheet2.D4:Sheet2.D9 Sheet2.F4:Sheet2.F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0000-00-00T11:10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08:33:55</meta:creation-date>
    <meta:initial-creator>Renato Quagliani</meta:initial-creator>
    <dc:language>en</dc:language>
    <dc:date>2014-11-05T18:01:01</dc:date>
    <meta:editing-cycles>5</meta:editing-cycles>
    <meta:editing-duration>P1DT1H21M34S</meta:editing-duration>
    <meta:generator>LibreOffice/4.0.2.2$Linux_X86_64 LibreOffice_project/400m0$Build-2</meta:generator>
    <meta:document-statistic meta:table-count="2" meta:cell-count="2751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/>
      <style:graphic-properties draw:stroke="none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6.388cm" svg:height="7.83cm" xlink:href=".." xlink:type="simple" chart:class="chart:scatter" chart:style-name="ch1">
        <chart:title svg:x="4.085cm" svg:y="0.292cm" chart:style-name="ch2">
          <text:p>V vs. Collected Charge</text:p>
        </chart:title>
        <chart:legend chart:legend-position="end" svg:x="14.125cm" svg:y="3.367cm" style:legend-expansion="high" chart:style-name="ch3"/>
        <chart:plot-area chart:style-name="ch4" table:cell-range-address="Sheet2.D4:Sheet2.F9" svg:x="0.777cm" svg:y="1.883cm" svg:width="12.694cm" svg:height="5.371cm">
          <chartooo:coordinate-region svg:x="0.777cm" svg:y="1.883cm" svg:width="12.694cm" svg:height="5.371cm"/>
          <chart:axis chart:dimension="x" chart:name="primary-x" chart:style-name="ch5"/>
          <chart:axis chart:dimension="y" chart:name="primary-y" chart:style-name="ch5"/>
          <chart:series chart:style-name="ch6" chart:values-cell-range-address="Sheet2.E4:Sheet2.E9" chart:class="chart:scatter">
            <chart:domain table:cell-range-address="Sheet2.D4:Sheet2.D9"/>
            <chart:data-point chart:repeated="6"/>
          </chart:series>
          <chart:series chart:style-name="ch6" chart:values-cell-range-address="Sheet2.F4:Sheet2.F9" chart:class="chart:scatte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35">
                <text:p>64.35</text:p>
                <draw:g>
                  <svg:desc>Sheet2.D4:Sheet2.D9</svg:desc>
                </draw:g>
              </table:table-cell>
              <table:table-cell office:value-type="float" office:value="24.3">
                <text:p>24.3</text:p>
                <draw:g>
                  <svg:desc>Sheet2.E4:Sheet2.E9</svg:desc>
                </draw:g>
              </table:table-cell>
              <table:table-cell office:value-type="float" office:value="16.17">
                <text:p>16.17</text:p>
                <draw:g>
                  <svg:desc>Sheet2.F4:Sheet2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35">
                <text:p>63.35</text:p>
              </table:table-cell>
              <table:table-cell office:value-type="float" office:value="15.76">
                <text:p>15.76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35">
                <text:p>62.35</text:p>
              </table:table-cell>
              <table:table-cell office:value-type="float" office:value="11.44">
                <text:p>11.44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85">
                <text:p>64.85</text:p>
              </table:table-cell>
              <table:table-cell office:value-type="float" office:value="34.77">
                <text:p>34.77</text:p>
              </table:table-cell>
              <table:table-cell office:value-type="float" office:value="22.77">
                <text:p>22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85">
                <text:p>62.85</text:p>
              </table:table-cell>
              <table:table-cell office:value-type="float" office:value="14.21">
                <text:p>14.21</text:p>
              </table:table-cell>
              <table:table-cell office:value-type="float" office:value="13.86">
                <text:p>13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85">
                <text:p>63.85</text:p>
              </table:table-cell>
              <table:table-cell office:value-type="float" office:value="18.01">
                <text:p>18.01</text:p>
              </table:table-cell>
              <table:table-cell office:value-type="float" office:value="17.23">
                <text:p>17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/>
      <style:graphic-properties draw:stroke="none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6.259cm" svg:height="7.937cm" xlink:href=".." xlink:type="simple" chart:class="chart:scatter" chart:column-mapping="0 2 1" chart:style-name="ch1">
        <chart:title svg:x="5.091cm" svg:y="0.294cm" chart:style-name="ch2">
          <text:p>V vs Cluster size</text:p>
        </chart:title>
        <chart:legend chart:legend-position="end" svg:x="13.969cm" svg:y="3.42cm" style:legend-expansion="high" chart:style-name="ch3"/>
        <chart:plot-area chart:style-name="ch4" table:cell-range-address="Sheet2.D4:Sheet2.D9 Sheet2.G4:Sheet2.H9" svg:x="0.775cm" svg:y="1.891cm" svg:width="12.544cm" svg:height="5.468cm">
          <chartooo:coordinate-region svg:x="0.775cm" svg:y="1.891cm" svg:width="12.544cm" svg:height="5.468cm"/>
          <chart:axis chart:dimension="x" chart:name="primary-x" chart:style-name="ch5"/>
          <chart:axis chart:dimension="y" chart:name="primary-y" chart:style-name="ch5"/>
          <chart:series chart:style-name="ch6" chart:values-cell-range-address="Sheet2.H4:Sheet2.H9" chart:class="chart:scatter">
            <chart:domain table:cell-range-address="Sheet2.D4:Sheet2.D9"/>
            <chart:data-point chart:repeated="6"/>
          </chart:series>
          <chart:series chart:style-name="ch6" chart:values-cell-range-address="Sheet2.G4:Sheet2.G9" chart:class="chart:scatte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35">
                <text:p>64.35</text:p>
                <draw:g>
                  <svg:desc>Sheet2.D4:Sheet2.D9</svg:desc>
                </draw:g>
              </table:table-cell>
              <table:table-cell office:value-type="float" office:value="3.279">
                <text:p>3.279</text:p>
                <draw:g>
                  <svg:desc>Sheet2.H4:Sheet2.H9</svg:desc>
                </draw:g>
              </table:table-cell>
              <table:table-cell office:value-type="float" office:value="2.949">
                <text:p>2.949</text:p>
                <draw:g>
                  <svg:desc>Sheet2.G4:Sheet2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35">
                <text:p>63.35</text:p>
              </table:table-cell>
              <table:table-cell office:value-type="float" office:value="3.027">
                <text:p>3.027</text:p>
              </table:table-cell>
              <table:table-cell office:value-type="float" office:value="2.655">
                <text:p>2.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35">
                <text:p>62.35</text:p>
              </table:table-cell>
              <table:table-cell office:value-type="float" office:value="2.81">
                <text:p>2.81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85">
                <text:p>64.85</text:p>
              </table:table-cell>
              <table:table-cell office:value-type="float" office:value="3.449">
                <text:p>3.449</text:p>
              </table:table-cell>
              <table:table-cell office:value-type="float" office:value="3.186">
                <text:p>3.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85">
                <text:p>62.85</text:p>
              </table:table-cell>
              <table:table-cell office:value-type="float" office:value="2.912">
                <text:p>2.912</text:p>
              </table:table-cell>
              <table:table-cell office:value-type="float" office:value="2.538">
                <text:p>2.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85">
                <text:p>63.85</text:p>
              </table:table-cell>
              <table:table-cell office:value-type="float" office:value="3.13">
                <text:p>3.13</text:p>
              </table:table-cell>
              <table:table-cell office:value-type="float" office:value="2.779">
                <text:p>2.7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